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2cd9c4" officeooo:paragraph-rsid="002cd9c4"/>
    </style:style>
    <style:style style:name="P2" style:family="paragraph" style:parent-style-name="Standard">
      <style:paragraph-properties fo:text-align="center" style:justify-single-word="false"/>
      <style:text-properties fo:font-weight="bold" officeooo:rsid="001f4cc8" officeooo:paragraph-rsid="001f4cc8" style:font-weight-asian="bold" style:font-weight-complex="bold"/>
    </style:style>
    <style:style style:name="P3" style:family="paragraph" style:parent-style-name="Standard">
      <style:text-properties fo:color="#c9211e" officeooo:rsid="001f4cc8" officeooo:paragraph-rsid="001f4cc8"/>
    </style:style>
    <style:style style:name="P4" style:family="paragraph" style:parent-style-name="Standard">
      <style:paragraph-properties fo:text-align="start" style:justify-single-word="false"/>
      <style:text-properties fo:color="#c9211e" officeooo:rsid="001f4cc8" officeooo:paragraph-rsid="002cd9c4"/>
    </style:style>
    <style:style style:name="P5" style:family="paragraph" style:parent-style-name="Standard">
      <style:text-properties fo:color="#c9211e" officeooo:rsid="0020885d" officeooo:paragraph-rsid="0029c493"/>
    </style:style>
    <style:style style:name="P6" style:family="paragraph" style:parent-style-name="Standard">
      <style:text-properties fo:color="#c9211e" officeooo:rsid="00297443" officeooo:paragraph-rsid="00244986"/>
    </style:style>
    <style:style style:name="P7" style:family="paragraph" style:parent-style-name="Standard">
      <style:text-properties fo:color="#c9211e" officeooo:rsid="0029c493" officeooo:paragraph-rsid="0029c493"/>
    </style:style>
    <style:style style:name="P8" style:family="paragraph" style:parent-style-name="Standard">
      <style:paragraph-properties fo:text-align="start" style:justify-single-word="false"/>
      <style:text-properties fo:font-weight="normal" officeooo:rsid="002cd9c4" officeooo:paragraph-rsid="002cd9c4" style:font-weight-asian="normal" style:font-weight-complex="normal"/>
    </style:style>
    <style:style style:name="P9" style:family="paragraph" style:parent-style-name="Standard">
      <style:paragraph-properties fo:text-align="start" style:justify-single-word="false"/>
      <style:text-properties fo:color="#000000" officeooo:rsid="002fedc6" officeooo:paragraph-rsid="002fedc6"/>
    </style:style>
    <style:style style:name="P10" style:family="paragraph" style:parent-style-name="Standard">
      <style:paragraph-properties fo:text-align="start" style:justify-single-word="false"/>
      <style:text-properties fo:color="#000000" officeooo:rsid="002fedc6" officeooo:paragraph-rsid="0031e326"/>
    </style:style>
    <style:style style:name="P11" style:family="paragraph" style:parent-style-name="Standard">
      <style:paragraph-properties fo:text-align="start" style:justify-single-word="false"/>
      <style:text-properties fo:color="#000000" officeooo:rsid="002fedc6" officeooo:paragraph-rsid="00349dd2"/>
    </style:style>
    <style:style style:name="P12" style:family="paragraph" style:parent-style-name="Standard">
      <style:paragraph-properties fo:text-align="start" style:justify-single-word="false"/>
      <style:text-properties fo:color="#000000" officeooo:rsid="002fedc6" officeooo:paragraph-rsid="003bb54f"/>
    </style:style>
    <style:style style:name="P13" style:family="paragraph" style:parent-style-name="Standard">
      <style:paragraph-properties fo:text-align="start" style:justify-single-word="false"/>
      <style:text-properties fo:color="#000000" officeooo:rsid="002fedc6" officeooo:paragraph-rsid="003ef11f"/>
    </style:style>
    <style:style style:name="P14" style:family="paragraph" style:parent-style-name="Standard">
      <style:text-properties fo:color="#000000" officeooo:rsid="003ef11f" officeooo:paragraph-rsid="003ef11f"/>
    </style:style>
    <style:style style:name="P15" style:family="paragraph" style:parent-style-name="Standard">
      <style:text-properties fo:color="#000000" officeooo:rsid="003ef11f" officeooo:paragraph-rsid="0047f395"/>
    </style:style>
    <style:style style:name="T1" style:family="text">
      <style:text-properties officeooo:rsid="001f4cc8"/>
    </style:style>
    <style:style style:name="T2" style:family="text">
      <style:text-properties officeooo:rsid="00222e5d"/>
    </style:style>
    <style:style style:name="T3" style:family="text">
      <style:text-properties officeooo:rsid="002cd9c4"/>
    </style:style>
    <style:style style:name="T4" style:family="text">
      <style:text-properties fo:font-weight="normal" style:font-weight-asian="normal" style:font-weight-complex="normal"/>
    </style:style>
    <style:style style:name="T5" style:family="text">
      <style:text-properties fo:font-weight="normal" officeooo:rsid="002e3b1b" style:font-weight-asian="normal" style:font-weight-complex="normal"/>
    </style:style>
    <style:style style:name="T6" style:family="text">
      <style:text-properties officeooo:rsid="00302b5d"/>
    </style:style>
    <style:style style:name="T7" style:family="text">
      <style:text-properties fo:color="#000000" officeooo:rsid="0040accf"/>
    </style:style>
    <style:style style:name="T8" style:family="text">
      <style:text-properties fo:color="#000000" officeooo:rsid="0042a5ef"/>
    </style:style>
    <style:style style:name="T9" style:family="text">
      <style:text-properties fo:color="#000000" officeooo:rsid="0043491f"/>
    </style:style>
    <style:style style:name="T10" style:family="text">
      <style:text-properties officeooo:rsid="00334631"/>
    </style:style>
    <style:style style:name="T11" style:family="text">
      <style:text-properties officeooo:rsid="00349dd2"/>
    </style:style>
    <style:style style:name="T12" style:family="text">
      <style:text-properties officeooo:rsid="003611d8"/>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3a37e8"/>
    </style:style>
    <style:style style:name="T15" style:family="text">
      <style:text-properties fo:color="#c9211e"/>
    </style:style>
    <style:style style:name="T16" style:family="text">
      <style:text-properties fo:color="#c9211e" officeooo:rsid="00222e5d"/>
    </style:style>
    <style:style style:name="T17" style:family="text">
      <style:text-properties fo:color="#c9211e" officeooo:rsid="0047f395"/>
    </style:style>
    <style:style style:name="T18" style:family="text">
      <style:text-properties officeooo:rsid="003bb54f"/>
    </style:style>
    <style:style style:name="T19" style:family="text">
      <style:text-properties fo:font-style="normal" fo:font-weight="normal" officeooo:rsid="001f4cc8" style:font-style-asian="normal" style:font-weight-asian="normal" style:font-style-complex="normal" style:font-weight-complex="normal"/>
    </style:style>
    <style:style style:name="T20" style:family="text">
      <style:text-properties officeooo:rsid="003f72c0"/>
    </style:style>
    <style:style style:name="T21" style:family="text">
      <style:text-properties officeooo:rsid="0043491f"/>
    </style:style>
    <style:style style:name="T22" style:family="text">
      <style:text-properties officeooo:rsid="00474ee1"/>
    </style:style>
    <style:style style:name="T23" style:family="text">
      <style:text-properties officeooo:rsid="0047f3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y <text:span text:style-name="T3">IT graduates</text:span> should start working with Linux</text:p>
      <text:p text:style-name="P2"/>
      <text:p text:style-name="P8">Because... Linux is faster: get every ounce of <text:span text:style-name="T10">your</text:span> CPU power working for you</text:p>
      <text:p text:style-name="P1"><text:span text:style-name="T4"><text:tab/>Yes. Linux is faster, and there is technical explanation for that. The core thing that make Linux faster than Windows is its ‘core’. When I say core, I mean the Kernel. </text:span><text:span text:style-name="T5">Linux follows a monolithic styled Kernel, that means the critical OS functionality such as driver management, memory management, task scheduler and the file systems, all are available at one place only, that make the communication between them faster. Windows is using Kernel which is micro Kernel. Micro Kernels contain fewer functionality with it. The other aspects are loaded separately in Window’s micro Kernel.</text:span></text:p>
      <text:p text:style-name="P4"/>
      <text:p text:style-name="P9">Because... Linux has many flavours: give a purpose to your computer</text:p>
      <text:p text:style-name="P10"><text:tab/><text:span text:style-name="T6">My professor uses a very good analogy to explain Linux Distributions. Imagine when very first ice cream was invented, how would it look and taste like! Imagine that was a plain vanilla ice cream. That plain vanilla ice cream is Linux. Later on people started adding flavours to their choice, like Chocolate, Strawberry etc. Similarly on top of Linux Kernel, developers added tools and software that are aligned to their profession or purpose. If you’re interested in hacking, there is Kali Linux for you. If you want super security, there is SE Linux (Security-Enhanced) for you. If you are network administrator, then there is CentOS Linux for you. This and that there are hundreds of Linux Distributions available for your purpose of work. To explore the ocean of distros visit www.distrowatch.com</text:span></text:p>
      <text:p text:style-name="P4"/>
      <text:p text:style-name="P11">Because... Linux <text:span text:style-name="T11">has wide support community / forums / websites / videos: individually we are drop but together we are ocean.</text:span></text:p>
      <text:p text:style-name="P11"><text:tab/><text:span text:style-name="T12">Let me tell you an incident. Once I was working on one .NET project, where I encountered serious error (it was not generating .exe file under any circumstances), when I searched on internet regarding the error, there was no gentleman answer for that, in fact what people do to just get clicks was this, they first write rubbish which contain the error in title but inside, they just talk round round, and at last they say, to solve this error visit this link. And when you click to that link another person talk same rubbish, and at last he too put a link to visit. No matter how much you try to catch your tail, you just can’t do it. Well this happens because windows is proprietary OS, this is why they can’t solve our problem without charging nothing from us. On the other hand in Linux it is too good, when you try to search for an error solution, you would literally astonished the way they (community pages and forums) define and get root to the error. This is something you only understand when you start troubleshooting for Linux errors.</text:span></text:p>
      <text:p text:style-name="P11"/>
      <text:p text:style-name="P12">Because... Linux <text:span text:style-name="T18">is not stalking you: solitude sometimes is the best society</text:span></text:p>
      <text:p text:style-name="P13"><text:tab/><text:span text:style-name="T1">Linux don’t collect user data whereas windows collect all the user details which lead to </text:span><text:span text:style-name="T19">privacy</text:span><text:span text:style-name="T1"> breach.</text:span></text:p>
      <text:p text:style-name="P3"/>
      <text:p text:style-name="P14">Because... Linux is as secure as <text:span text:style-name="T20">an English castle</text:span>: Security is always excessive until it's not enough</text:p>
      <text:p text:style-name="P3"><text:tab/><text:span text:style-name="T7">On this mother Earth, 87.56% desktop users use Windows as their primary OS, 9.65% uses macOS and 2.15% ‘elite force people’ uses Linux. So it make more sense for hackers to create Virus that target Windows OS. </text:span><text:span text:style-name="T8">In addition to that Linux architecture is designed the way that makes the job of Virus to break through damn difficult. Getting into detail about architecture is out of the scope here. </text:span><text:span text:style-name="T9">According to </text:span><text:a xlink:type="simple" xlink:href="http://www.top500.org/" text:style-name="Internet_20_link" text:visited-style-name="Visited_20_Internet_20_Link">www.top500.org</text:a><text:span text:style-name="T9"> all top 500 servers/super computers uses Linux operating system as their primary os, this highlight the power of Linux.</text:span></text:p>
      <text:p text:style-name="P3"><text:span text:style-name="T9"/></text:p>
      <text:p text:style-name="P15"><text:span text:style-name="T21">Because... Linux offers quality open source software and tools: In fact, the software gives us the tools to fill our evolutionary roles</text:span></text:p>
      <text:p text:style-name="P6"/>
      <text:p text:style-name="P7">Linux can do everything Windows can, <text:span text:style-name="T22">a</text:span>nd figuring out <text:span text:style-name="T14">how,</text:span> is funn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23:55:34.491412567</meta:creation-date>
    <dc:date>2019-06-29T05:59:01.849254511</dc:date>
    <meta:editing-duration>PT5H19M48S</meta:editing-duration>
    <meta:editing-cycles>37</meta:editing-cycles>
    <meta:generator>LibreOffice/6.2.4.2$Linux_x86 LibreOffice_project/2412653d852ce75f65fbfa83fb7e7b669a126d64</meta:generator>
    <meta:document-statistic meta:table-count="0" meta:image-count="0" meta:object-count="0" meta:page-count="2" meta:paragraph-count="13" meta:word-count="641" meta:character-count="3777" meta:non-whitespace-character-count="3144"/>
  </office:meta>
</office:document-meta>
</file>